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b0000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1+[.$B$5]^([.C7]+1)" office:value-type="float" office:value="2.3" calcext:value-type="float">
            <text:p>2.3</text:p>
          </table:table-cell>
          <table:table-cell table:formula="of:=1+(0.5*[.$B$5]+0.5*[.$B$6])^([.C7]+1)" office:value-type="float" office:value="2.4" calcext:value-type="float">
            <text:p>2.4</text:p>
          </table:table-cell>
          <table:table-cell table:formula="of:=1+[.$B$6]^([.C7]+1)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1+[.$B$5]^([.C8]+1)" office:value-type="float" office:value="2.69" calcext:value-type="float">
            <text:p>2.69</text:p>
          </table:table-cell>
          <table:table-cell table:formula="of:=1+(0.5*[.$B$5]+0.5*[.$B$6])^([.C8]+1)" office:value-type="float" office:value="2.96" calcext:value-type="float">
            <text:p>2.96</text:p>
          </table:table-cell>
          <table:table-cell table:formula="of:=1+[.$B$6]^([.C8]+1)"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1+[.$B$5]^([.C9]+1)" office:value-type="float" office:value="3.197" calcext:value-type="float">
            <text:p>3.197</text:p>
          </table:table-cell>
          <table:table-cell table:formula="of:=1+(0.5*[.$B$5]+0.5*[.$B$6])^([.C9]+1)" office:value-type="float" office:value="3.744" calcext:value-type="float">
            <text:p>3.744</text:p>
          </table:table-cell>
          <table:table-cell table:formula="of:=1+[.$B$6]^([.C9]+1)" office:value-type="float" office:value="4.375" calcext:value-type="float">
            <text:p>4.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1+[.$B$5]^([.C10]+1)" office:value-type="float" office:value="3.8561" calcext:value-type="float">
            <text:p>3.8561</text:p>
          </table:table-cell>
          <table:table-cell table:formula="of:=1+(0.5*[.$B$5]+0.5*[.$B$6])^([.C10]+1)" office:value-type="float" office:value="4.8416" calcext:value-type="float">
            <text:p>4.8416</text:p>
          </table:table-cell>
          <table:table-cell table:formula="of:=1+[.$B$6]^([.C10]+1)" office:value-type="float" office:value="6.0625" calcext:value-type="float">
            <text:p>6.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1+[.$B$5]^([.C11]+1)" office:value-type="float" office:value="4.71293" calcext:value-type="float">
            <text:p>4.71293</text:p>
          </table:table-cell>
          <table:table-cell table:formula="of:=1+(0.5*[.$B$5]+0.5*[.$B$6])^([.C11]+1)" office:value-type="float" office:value="6.37824" calcext:value-type="float">
            <text:p>6.37824</text:p>
          </table:table-cell>
          <table:table-cell table:formula="of:=1+[.$B$6]^([.C11]+1)" office:value-type="float" office:value="8.59375" calcext:value-type="float">
            <text:p>8.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+[.$B$5]^([.C12]+1)" office:value-type="float" office:value="5.826809" calcext:value-type="float">
            <text:p>5.826809</text:p>
          </table:table-cell>
          <table:table-cell table:formula="of:=1+(0.5*[.$B$5]+0.5*[.$B$6])^([.C12]+1)" office:value-type="float" office:value="8.529536" calcext:value-type="float">
            <text:p>8.529536</text:p>
          </table:table-cell>
          <table:table-cell table:formula="of:=1+[.$B$6]^([.C12]+1)" office:value-type="float" office:value="12.390625" calcext:value-type="float">
            <text:p>12.3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1+[.$B$5]^([.C13]+1)" office:value-type="float" office:value="7.2748517" calcext:value-type="float">
            <text:p>7.2748517</text:p>
          </table:table-cell>
          <table:table-cell table:formula="of:=1+(0.5*[.$B$5]+0.5*[.$B$6])^([.C13]+1)" office:value-type="float" office:value="11.5413504" calcext:value-type="float">
            <text:p>11.5413504</text:p>
          </table:table-cell>
          <table:table-cell table:formula="of:=1+[.$B$6]^([.C13]+1)" office:value-type="float" office:value="18.0859375" calcext:value-type="float">
            <text:p>18.08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+[.$B$5]^([.C14]+1)" office:value-type="float" office:value="9.15730721" calcext:value-type="float">
            <text:p>9.15730721</text:p>
          </table:table-cell>
          <table:table-cell table:formula="of:=1+(0.5*[.$B$5]+0.5*[.$B$6])^([.C14]+1)" office:value-type="float" office:value="15.75789056" calcext:value-type="float">
            <text:p>15.75789056</text:p>
          </table:table-cell>
          <table:table-cell table:formula="of:=1+[.$B$6]^([.C14]+1)" office:value-type="float" office:value="26.62890625" calcext:value-type="float">
            <text:p>26.628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+[.$B$5]^([.C15]+1)" office:value-type="float" office:value="11.604499373" calcext:value-type="float">
            <text:p>11.604499373</text:p>
          </table:table-cell>
          <table:table-cell table:formula="of:=1+(0.5*[.$B$5]+0.5*[.$B$6])^([.C15]+1)" office:value-type="float" office:value="21.661046784" calcext:value-type="float">
            <text:p>21.661046784</text:p>
          </table:table-cell>
          <table:table-cell table:formula="of:=1+[.$B$6]^([.C15]+1)" office:value-type="float" office:value="39.443359375" calcext:value-type="float">
            <text:p>39.4433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1+[.$B$5]^([.C16]+1)" office:value-type="float" office:value="14.7858491849" calcext:value-type="float">
            <text:p>14.7858491849</text:p>
          </table:table-cell>
          <table:table-cell table:formula="of:=1+(0.5*[.$B$5]+0.5*[.$B$6])^([.C16]+1)" office:value-type="float" office:value="29.9254654976" calcext:value-type="float">
            <text:p>29.9254654976</text:p>
          </table:table-cell>
          <table:table-cell table:formula="of:=1+[.$B$6]^([.C16]+1)" office:value-type="float" office:value="58.6650390625" calcext:value-type="float">
            <text:p>58.66503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+[.$B$5]^([.C17]+1)" office:value-type="float" office:value="18.92160394037" calcext:value-type="float">
            <text:p>18.92160394037</text:p>
          </table:table-cell>
          <table:table-cell table:formula="of:=1+(0.5*[.$B$5]+0.5*[.$B$6])^([.C17]+1)" office:value-type="float" office:value="41.49565169664" calcext:value-type="float">
            <text:p>41.49565169664</text:p>
          </table:table-cell>
          <table:table-cell table:formula="of:=1+[.$B$6]^([.C17]+1)" office:value-type="float" office:value="87.49755859375" calcext:value-type="float">
            <text:p>87.497558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1+[.$B$5]^([.C18]+1)" office:value-type="float" office:value="24.298085122481" calcext:value-type="float">
            <text:p>24.298085122481</text:p>
          </table:table-cell>
          <table:table-cell table:formula="of:=1+(0.5*[.$B$5]+0.5*[.$B$6])^([.C18]+1)" office:value-type="float" office:value="57.693912375296" calcext:value-type="float">
            <text:p>57.693912375296</text:p>
          </table:table-cell>
          <table:table-cell table:formula="of:=1+[.$B$6]^([.C18]+1)" office:value-type="float" office:value="130.746337890625" calcext:value-type="float">
            <text:p>130.7463378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+[.$B$5]^([.C19]+1)" office:value-type="float" office:value="31.2875106592253" calcext:value-type="float">
            <text:p>31.2875106592253</text:p>
          </table:table-cell>
          <table:table-cell table:formula="of:=1+(0.5*[.$B$5]+0.5*[.$B$6])^([.C19]+1)" office:value-type="float" office:value="80.3714773254143" calcext:value-type="float">
            <text:p>80.3714773254143</text:p>
          </table:table-cell>
          <table:table-cell table:formula="of:=1+[.$B$6]^([.C19]+1)" office:value-type="float" office:value="195.619506835937" calcext:value-type="float">
            <text:p>195.6195068359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1+[.$B$5]^([.C20]+1)" office:value-type="float" office:value="40.3737638569929" calcext:value-type="float">
            <text:p>40.3737638569929</text:p>
          </table:table-cell>
          <table:table-cell table:formula="of:=1+(0.5*[.$B$5]+0.5*[.$B$6])^([.C20]+1)" office:value-type="float" office:value="112.12006825558" calcext:value-type="float">
            <text:p>112.12006825558</text:p>
          </table:table-cell>
          <table:table-cell table:formula="of:=1+[.$B$6]^([.C20]+1)" office:value-type="float" office:value="292.929260253906" calcext:value-type="float">
            <text:p>292.9292602539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+[.$B$5]^([.C21]+1)" office:value-type="float" office:value="52.1858930140908" calcext:value-type="float">
            <text:p>52.1858930140908</text:p>
          </table:table-cell>
          <table:table-cell table:formula="of:=1+(0.5*[.$B$5]+0.5*[.$B$6])^([.C21]+1)" office:value-type="float" office:value="156.568095557812" calcext:value-type="float">
            <text:p>156.568095557812</text:p>
          </table:table-cell>
          <table:table-cell table:formula="of:=1+[.$B$6]^([.C21]+1)" office:value-type="float" office:value="438.893890380859" calcext:value-type="float">
            <text:p>438.8938903808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+[.$B$5]^([.C22]+1)" office:value-type="float" office:value="67.541660918318" calcext:value-type="float">
            <text:p>67.541660918318</text:p>
          </table:table-cell>
          <table:table-cell table:formula="of:=1+(0.5*[.$B$5]+0.5*[.$B$6])^([.C22]+1)" office:value-type="float" office:value="218.795333780937" calcext:value-type="float">
            <text:p>218.795333780937</text:p>
          </table:table-cell>
          <table:table-cell table:formula="of:=1+[.$B$6]^([.C22]+1)" office:value-type="float" office:value="657.840835571289" calcext:value-type="float">
            <text:p>657.840835571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+[.$B$5]^([.C23]+1)" office:value-type="float" office:value="87.5041591938134" calcext:value-type="float">
            <text:p>87.5041591938134</text:p>
          </table:table-cell>
          <table:table-cell table:formula="of:=1+(0.5*[.$B$5]+0.5*[.$B$6])^([.C23]+1)" office:value-type="float" office:value="305.913467293312" calcext:value-type="float">
            <text:p>305.913467293312</text:p>
          </table:table-cell>
          <table:table-cell table:formula="of:=1+[.$B$6]^([.C23]+1)" office:value-type="float" office:value="986.261253356934" calcext:value-type="float">
            <text:p>986.261253356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1+[.$B$5]^([.C24]+1)" office:value-type="float" office:value="113.455406951957" calcext:value-type="float">
            <text:p>113.455406951957</text:p>
          </table:table-cell>
          <table:table-cell table:formula="of:=1+(0.5*[.$B$5]+0.5*[.$B$6])^([.C24]+1)" office:value-type="float" office:value="427.878854210636" calcext:value-type="float">
            <text:p>427.878854210636</text:p>
          </table:table-cell>
          <table:table-cell table:formula="of:=1+[.$B$6]^([.C24]+1)" office:value-type="float" office:value="1478.8918800354" calcext:value-type="float">
            <text:p>1478.891880035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BLOOD BOTT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p/a + b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ur_hp</text:p>
          </table:table-cell>
          <table:table-cell office:value-type="string" calcext:value-type="string">
            <text:p>a_min</text:p>
          </table:table-cell>
          <table:table-cell office:value-type="string" calcext:value-type="string">
            <text:p>a_max</text:p>
          </table:table-cell>
          <table:table-cell/>
          <table:table-cell office:value-type="string" calcext:value-type="string">
            <text:p>bottle val min</text:p>
          </table:table-cell>
          <table:table-cell office:value-type="string" calcext:value-type="string">
            <text:p>Botle value ma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1]/[.E31]))" office:value-type="float" office:value="1" calcext:value-type="float">
            <text:p>1</text:p>
          </table:table-cell>
          <table:table-cell table:formula="of:=MAX(1; [.C31]/[.D3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2]/[.E32]))" office:value-type="float" office:value="1" calcext:value-type="float">
            <text:p>1</text:p>
          </table:table-cell>
          <table:table-cell table:formula="of:=MAX(1; [.C32]/[.D32])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3]/[.E33]))" office:value-type="float" office:value="1" calcext:value-type="float">
            <text:p>1</text:p>
          </table:table-cell>
          <table:table-cell table:formula="of:=MAX(1; [.C33]/[.D33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4]/[.E34]))" office:value-type="float" office:value="2" calcext:value-type="float">
            <text:p>2</text:p>
          </table:table-cell>
          <table:table-cell table:formula="of:=MAX(1; [.C34]/[.D34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5]/[.E35]))" office:value-type="float" office:value="9" calcext:value-type="float">
            <text:p>9</text:p>
          </table:table-cell>
          <table:table-cell table:formula="of:=MAX(1; [.C35]/[.D35])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6]/[.E36]))" office:value-type="float" office:value="45" calcext:value-type="float">
            <text:p>45</text:p>
          </table:table-cell>
          <table:table-cell table:formula="of:=MAX(1; [.C36]/[.D36])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7]/[.E37]))" office:value-type="float" office:value="91" calcext:value-type="float">
            <text:p>91</text:p>
          </table:table-cell>
          <table:table-cell table:formula="of:=MAX(1; [.C37]/[.D37])"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8]/[.E38]))" office:value-type="float" office:value="182" calcext:value-type="float">
            <text:p>182</text:p>
          </table:table-cell>
          <table:table-cell table:formula="of:=MAX(1; [.C38]/[.D38])"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39]/[.E39]))" office:value-type="float" office:value="455" calcext:value-type="float">
            <text:p>455</text:p>
          </table:table-cell>
          <table:table-cell table:formula="of:=MAX(1; [.C39]/[.D39])"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MAX(1; [.C40]/[.E40]))" office:value-type="float" office:value="909" calcext:value-type="float">
            <text:p>909</text:p>
          </table:table-cell>
          <table:table-cell table:formula="of:=MAX(1; [.C40]/[.D40])" office:value-type="float" office:value="5000" calcext:value-type="float">
            <text:p>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7:17:53.035158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1T22:18:57.415971285</meta:creation-date>
    <dc:date>2020-07-11T17:23:54.117434628</dc:date>
    <meta:editing-duration>PT10M54S</meta:editing-duration>
    <meta:editing-cycles>9</meta:editing-cycles>
    <meta:generator>LibreOffice/6.4.4.2$Linux_X86_64 LibreOffice_project/40$Build-2</meta:generator>
    <meta:document-statistic meta:table-count="1" meta:cell-count="138" meta:object-count="0"/>
  </office:meta>
</office:document-meta>
</file>